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1">
            <text:p>2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2-26_09-15-52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2-26_03-24-29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2-25_13-33-2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3-02-25_21-05-31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2-26_00-48-42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,occasion=経過観察,id=2023-02-16_11-12-57_000.jp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,occasion=経過観察,id=2023-02-16_11-12-57_000.jpg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2-26_00-48-51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,occasion=経過観察,id=2023-02-16_11-12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,occasion=経過観察,id=2023-02-16_11-12-57_000.jp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,occasion=経過観察,id=2023-02-16_11-12-57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2-26_00-48-46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傾け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傾け,occasion=経過観察,id=2023-02-16_11-12-57_000.jp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傾け,occasion=経過観察,id=2023-02-16_11-12-57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10" office:value-type="string">
            <text:p>2023-02-26_00-51-06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追加、ディル。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追加、ディル。,occasion=経過観察,id=2023-02-16_11-12-57_000.jp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追加、ディル。,occasion=経過観察,id=2023-02-16_11-12-57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 office:value-type="string">
            <text:p>2023-02-26_00-49-06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３日,id=2023-02-13_01-36-56_000.jpg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2-26_00-49-23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３日,id=2023-02-13_01-36-56_000.jpg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３日,id=2023-02-13_01-36-56_000.jp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３日,id=2023-02-13_01-36-56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2-26_00-49-29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３日。傾け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３日。傾け,id=2023-02-13_01-36-56_000.jp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３日。傾け,id=2023-02-13_01-36-56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2-26_00-49-31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３日。傾け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３日。傾け,id=2023-02-13_01-36-56_000.jp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３日。傾け,id=2023-02-13_01-36-56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2-25_13-17-25_000.jpg</text:p>
          </table:table-cell>
          <table:table-cell table:style-name="ce26" office:value-type="string">
            <text:p>:PHOTO 記録しておきたいもの / location:photo=台所, location:target=切干大根：小鉢用 / subject=~ / content=計量した：数値記録,other=分量：４食分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しておきたいもの / location:photo=台所, location:target=切干大根：小鉢用 / subject=~ / content=計量した：数値記録,other=分量：４食分">
            <text:p>:PHOTO 記録しておきたいもの / location:photo=台所, location:target=切干大根：小鉢用 / subject=~ / content=計量した：数値記録,other=分量：４食分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2-26_09-21-22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2-25_17-37-35_000.jpg</text:p>
          </table:table-cell>
          <table:table-cell table:style-name="ce26" office:value-type="string">
            <text:p>:m 1*1 RES / JVEMV6 64#244_nakata_logic / 『イスラームのロジック』 著者=中田考,校注=~ / p.123 / w=偶有；必然的存在者；属性；,topic=イスラム神学；,publisher=~,other=memo+:申命記；memo+:クルアーン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1*1 RES / JVEMV6 64#244_nakata_logic / 『イスラームのロジック』 著者=中田考,校注=~ / p.123 / w=偶有；必然的存在者；属性；,topic=イスラム神学；,publisher=~,other=memo+:申命記；memo+:クルアーン">
            <text:p>:m 1*1 RES / JVEMV6 64#244_nakata_logic / 『イスラームのロジック』 著者=中田考,校注=~ / p.123 / w=偶有；必然的存在者；属性；,topic=イスラム神学；,publisher=~,other=memo+:申命記；memo+:クルアーン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10" office:value-type="string">
            <text:p>2023-02-26_00-52-33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３日。追加、ディル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３日。追加、ディル,id=2023-02-13_01-36-56_000.jp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３日。追加、ディル,id=2023-02-13_01-36-56_000.jpg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3-02-26_12-16-39_000.jpg</text:p>
          </table:table-cell>
          <table:table-cell table:style-name="ce26" office:value-type="string">
            <text:p>:m #*# RES / JVEMV6 64#218_chosenjin_gyakusatsu / 『関東大震災　「朝鮮人虐殺の真実」』 著者=工藤美代子,校注=~,出版社=産経新聞出版 / p.140 / w=山本権兵衛内閣；,topic=,publisher=~,other=timeline+:原敬暗殺～戒厳令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#*# RES / JVEMV6 64#218_chosenjin_gyakusatsu / 『関東大震災　「朝鮮人虐殺の真実」』 著者=工藤美代子,校注=~,出版社=産経新聞出版 / p.140 / w=山本権兵衛内閣；,topic=,publisher=~,other=timeline+:原敬暗殺～戒厳令">
            <text:p>:m #*# RES / JVEMV6 64#218_chosenjin_gyakusatsu / 『関東大震災　「朝鮮人虐殺の真実」』 著者=工藤美代子,校注=~,出版社=産経新聞出版 / p.140 / w=山本権兵衛内閣；,topic=,publisher=~,other=timeline+:原敬暗殺～戒厳令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7" office:value-type="string">
            <text:p>2023-02-26_12-17-37_000.jpg</text:p>
          </table:table-cell>
          <table:table-cell table:style-name="ce26" office:value-type="string">
            <text:p>:m #*# / memo:other(m:other) / topic=習;字;, about=,other=,id=~,content=部;眼;窩;認;識;内;向;同;警;視;報;徳;競;場;横;浜;路;傍;営;夜;必;然;非;業;属;原;敬;加;藤;閣;兵;衛;夜;昼;集;積;監;督;務;要;請;襲;撃;刻;印;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9]=&quot;&quot;;[.C21];CONCATENATE([.C21];&quot; / &quot;;[.E19]))" office:value-type="string" office:string-value=":VIDEO / @自室 / 記録 / jap.flute / 演奏、play / R=2 / genre=melody,session=hour-18,memo=~,file-piece-id=2023-02-25_18-41-36_000.mp4,memo=~,other=continuie-from:2023-02-25_18-41-36_000.mp4">
            <text:p>:VIDEO / @自室 / 記録 / jap.flute / 演奏、play / R=2 / genre=melody,session=hour-18,memo=~,file-piece-id=2023-02-25_18-41-36_000.mp4,memo=~,other=continuie-from:2023-02-25_18-41-36_000.mp4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8" office:value-type="string">
            <text:p>2023-02-25_18-41-36_000.mp4</text:p>
          </table:table-cell>
          <table:table-cell table:style-name="ce26" office:value-type="string">
            <text:p>:VIDEO / @自室 / 記録 / jap.flute / 演奏、play / R=1 / genre=melody,session=hour-18,memo=~,file-piece-id=2023-02-25_18-41-36_000.mp4,memo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VIDEO / @自室 / 記録 / jap.flute / 演奏、play / R=1 / genre=melody,session=hour-18,memo=~,file-piece-id=2023-02-25_18-41-36_000.mp4,memo=~,other=~">
            <text:p>:VIDEO / @自室 / 記録 / jap.flute / 演奏、play / R=1 / genre=melody,session=hour-18,memo=~,file-piece-id=2023-02-25_18-41-36_000.mp4,memo=~,other=~</text:p>
          </table:table-cell>
          <table:table-cell table:style-name="ce10" table:formula="of:=RIGHT([.B20];[.K20])" office:value-type="string" office:string-value="mp4">
            <text:p>mp4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2-25_18-42-52_000.mp4</text:p>
          </table:table-cell>
          <table:table-cell table:style-name="ce26" office:value-type="string">
            <text:p>:VIDEO / @自室 / 記録 / jap.flute / 演奏、play / R=2 / genre=melody,session=hour-18,memo=~,file-piece-id=2023-02-25_18-41-36_000.mp4,memo=~,other=continuie-from:2023-02-25_18-41-36_000.mp4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VIDEO / @自室 / 記録 / jap.flute / 演奏、play / R=2 / genre=melody,session=hour-18,memo=~,file-piece-id=2023-02-25_18-41-36_000.mp4,memo=~,other=continuie-from:2023-02-25_18-41-36_000.mp4">
            <text:p>:VIDEO / @自室 / 記録 / jap.flute / 演奏、play / R=2 / genre=melody,session=hour-18,memo=~,file-piece-id=2023-02-25_18-41-36_000.mp4,memo=~,other=continuie-from:2023-02-25_18-41-36_000.mp4</text:p>
          </table:table-cell>
          <table:table-cell table:style-name="ce10" table:formula="of:=RIGHT([.B21];[.K21])" office:value-type="string" office:string-value="mp4">
            <text:p>mp4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2-25_18-45-22_000.mp4</text:p>
          </table:table-cell>
          <table:table-cell table:style-name="ce26" office:value-type="string">
            <text:p>:VIDEO / @自室 / 記録 / jap.flute / 演奏、play / R=3 / genre=melody,session=hour-18,memo=~,file-piece-id=2023-02-25_18-41-36_000.mp4,memo=~,other=continuie-from:2023-02-25_18-41-36_000.mp4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VIDEO / @自室 / 記録 / jap.flute / 演奏、play / R=3 / genre=melody,session=hour-18,memo=~,file-piece-id=2023-02-25_18-41-36_000.mp4,memo=~,other=continuie-from:2023-02-25_18-41-36_000.mp4">
            <text:p>:VIDEO / @自室 / 記録 / jap.flute / 演奏、play / R=3 / genre=melody,session=hour-18,memo=~,file-piece-id=2023-02-25_18-41-36_000.mp4,memo=~,other=continuie-from:2023-02-25_18-41-36_000.mp4</text:p>
          </table:table-cell>
          <table:table-cell table:style-name="ce10" table:formula="of:=RIGHT([.B22];[.K22])" office:value-type="string" office:string-value="mp4">
            <text:p>mp4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1">
            <text:p>2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6">2023/02/26</text:date>, <text:time>12:51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26T12:51:34.22</dc:date>
    <dc:creator>iwabuchi ken</dc:creator>
    <meta:editing-duration>P54DT5H38M36S</meta:editing-duration>
    <meta:editing-cycles>17508</meta:editing-cycles>
    <meta:document-statistic meta:table-count="2" meta:cell-count="930" meta:object-count="0"/>
    <meta:user-defined meta:name="qrichtext">1</meta:user-defined>
  </office:meta>
</office:document-meta>
</file>